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Rep Change: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table:style-name="ce2" office:value-type="string">
            <text:p>Star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Specials</text:p>
          </table:table-cell>
          <table:table-cell table:style-name="ce2" office:value-type="string">
            <text:p>Spawn</text:p>
          </table:table-cell>
          <table:table-cell table:style-name="ce2" office:value-type="string">
            <text:p>Rep</text:p>
          </table:table-cell>
          <table:table-cell table:style-name="ce3" office:value-type="string">
            <text:p>Total Re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60/(23-(3*[.A4]))+(3*[.C4])" office:value-type="float" office:value="3">
            <text:p>3</text:p>
          </table:table-cell>
          <table:table-cell table:formula="of:=[.B4]*[.D4]*[.$B$1]" office:value-type="float" office:value="30">
            <text:p>30</text:p>
          </table:table-cell>
          <table:table-cell table:formula="of:=SUM([.$E$4:.E4])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60/(23-(3*[.A5]))+(3*[.C5])" office:value-type="float" office:value="3.52941176470588">
            <text:p>3.5294117647</text:p>
          </table:table-cell>
          <table:table-cell table:formula="of:=[.B5]*[.D5]*[.$B$1]" office:value-type="float" office:value="88.2352941176471">
            <text:p>88.2352941176</text:p>
          </table:table-cell>
          <table:table-cell table:formula="of:=SUM([.$E$4:.E5])" office:value-type="float" office:value="118.235294117647">
            <text:p>118.235294117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60/(23-(3*[.A6]))+(3*[.C6])" office:value-type="float" office:value="7.28571428571429">
            <text:p>7.2857142857</text:p>
          </table:table-cell>
          <table:table-cell table:formula="of:=[.B6]*[.D6]*[.$B$1]" office:value-type="float" office:value="364.285714285714">
            <text:p>364.2857142857</text:p>
          </table:table-cell>
          <table:table-cell table:formula="of:=SUM([.$E$4:.E6])" office:value-type="float" office:value="482.521008403361">
            <text:p>482.521008403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60/(23-(3*[.A7]))+(3*[.C7])" office:value-type="float" office:value="11.4545454545455">
            <text:p>11.4545454545</text:p>
          </table:table-cell>
          <table:table-cell table:formula="of:=[.B7]*[.D7]*[.$B$1]" office:value-type="float" office:value="859.090909090909">
            <text:p>859.0909090909</text:p>
          </table:table-cell>
          <table:table-cell table:formula="of:=SUM([.$E$4:.E7])" office:value-type="float" office:value="1341.61191749427">
            <text:p>1341.611917494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60/(23-(3*[.A8]))+(3*[.C8])" office:value-type="float" office:value="16.5">
            <text:p>16.5</text:p>
          </table:table-cell>
          <table:table-cell table:formula="of:=[.B8]*[.D8]*[.$B$1]" office:value-type="float" office:value="1650">
            <text:p>1650</text:p>
          </table:table-cell>
          <table:table-cell table:formula="of:=SUM([.$E$4:.E8])" office:value-type="float" office:value="2991.61191749427">
            <text:p>2991.6119174943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floor</text:p>
          </table:table-cell>
          <table:table-cell office:value-type="string">
            <text:p>cost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([.A17]*250)+250" office:value-type="float" office:value="500">
            <text:p>50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([.A18]*250)+250" office:value-type="float" office:value="750">
            <text:p>75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([.A19]*250)+250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([.A20]*250)+250" office:value-type="float" office:value="1250">
            <text:p>125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([.A21]*250)+250" office:value-type="float" office:value="1500">
            <text:p>150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([.A22]*250)+250" office:value-type="float" office:value="1750">
            <text:p>175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([.A23]*250)+250" office:value-type="float" office:value="2000">
            <text:p>200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([.A24]*250)+250" office:value-type="float" office:value="2250">
            <text:p>2250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SUM([.B17:.B24])" office:value-type="float" office:value="11000">
            <text:p>11000</text:p>
          </table:table-cell>
          <table:table-cell office:value-type="string">
            <text:p>Special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4:16:47</meta:creation-date>
    <dc:date>2012-12-14T15:20:43</dc:date>
    <meta:editing-duration>PT48M46S</meta:editing-duration>
    <meta:editing-cycles>2</meta:editing-cycles>
    <meta:generator>LibreOffice/3.6$Linux_X86_64 LibreOffice_project/360m1$Build-2</meta:generator>
    <meta:document-statistic meta:table-count="1" meta:cell-count="58" meta:object-count="0"/>
  </office:meta>
</office:document-meta>
</file>